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D000001F48F5A9826.bmp" manifest:media-type=""/>
  <manifest:file-entry manifest:full-path="Pictures/10000000000003BC000001F486478555.bmp" manifest:media-type=""/>
  <manifest:file-entry manifest:full-path="Pictures/10000000000003BC000001F4DE110DFA.bmp" manifest:media-type=""/>
  <manifest:file-entry manifest:full-path="Pictures/10000000000003BC000001F40C11B673.bmp" manifest:media-type=""/>
  <manifest:file-entry manifest:full-path="Pictures/10000000000003BC000001F467085E4A.bmp" manifest:media-type=""/>
  <manifest:file-entry manifest:full-path="Pictures/10000000000003BB000001F4BF3793C7.bmp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bde04" officeooo:paragraph-rsid="001bde04"/>
    </style:style>
    <style:style style:name="P4" style:family="paragraph" style:parent-style-name="Standard">
      <style:paragraph-properties fo:break-before="page"/>
      <style:text-properties officeooo:rsid="001bde04" officeooo:paragraph-rsid="001bde04"/>
    </style:style>
    <style:style style:name="P5" style:family="paragraph" style:parent-style-name="Standard">
      <style:text-properties officeooo:rsid="001bde04" officeooo:paragraph-rsid="001bde04"/>
    </style:style>
    <style:style style:name="T1" style:family="text">
      <style:text-properties officeooo:rsid="001e7a2c"/>
    </style:style>
    <style:style style:name="T2" style:family="text">
      <style:text-properties officeooo:rsid="001e0f9e"/>
    </style:style>
    <style:style style:name="T3" style:family="text">
      <style:text-properties officeooo:rsid="0020fb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irp:</text:p>
      <text:p text:style-name="P3"><draw:frame draw:style-name="fr1" draw:name="Bild1" text:anchor-type="paragraph" svg:width="25.268cm" svg:height="13.229cm" draw:z-index="0"><draw:image xlink:href="Pictures/10000000000003BB000001F4BF3793C7.bmp" xlink:type="simple" xlink:show="embed" xlink:actuate="onLoad"/></draw:frame></text:p>
      <text:p text:style-name="P4">Pulse:</text:p>
      <text:p text:style-name="P3"><draw:frame draw:style-name="fr1" draw:name="Bild2" text:anchor-type="paragraph" svg:width="25.294cm" svg:height="13.229cm" draw:z-index="1"><draw:image xlink:href="Pictures/10000000000003BC000001F467085E4A.bmp" xlink:type="simple" xlink:show="embed" xlink:actuate="onLoad"/></draw:frame></text:p>
      <text:p text:style-name="P4">Constant:</text:p>
      <text:p text:style-name="P3"><draw:frame draw:style-name="fr1" draw:name="Bild3" text:anchor-type="paragraph" svg:width="25.294cm" svg:height="13.229cm" draw:z-index="2"><draw:image xlink:href="Pictures/10000000000003BC000001F40C11B673.bmp" xlink:type="simple" xlink:show="embed" xlink:actuate="onLoad"/></draw:frame></text:p>
      <text:p text:style-name="P4">Ramp:</text:p>
      <text:p text:style-name="P3"><draw:frame draw:style-name="fr1" draw:name="Bild4" text:anchor-type="paragraph" svg:width="25.294cm" svg:height="13.229cm" draw:z-index="3"><draw:image xlink:href="Pictures/10000000000003BC000001F4DE110DFA.bmp" xlink:type="simple" xlink:show="embed" xlink:actuate="onLoad"/></draw:frame></text:p>
      <text:p text:style-name="P4">Repeat Sequence:</text:p>
      <text:p text:style-name="P3"><draw:frame draw:style-name="fr1" draw:name="Bild5" text:anchor-type="paragraph" svg:width="25.321cm" svg:height="13.229cm" draw:z-index="4"><draw:image xlink:href="Pictures/10000000000003BD000001F48F5A9826.bmp" xlink:type="simple" xlink:show="embed" xlink:actuate="onLoad"/></draw:frame></text:p>
      <text:p text:style-name="P4">Sinus:</text:p>
      <text:p text:style-name="P3"><draw:frame draw:style-name="fr1" draw:name="Bild6" text:anchor-type="paragraph" svg:width="25.294cm" svg:height="13.229cm" draw:z-index="5"><draw:image xlink:href="Pictures/10000000000003BC000001F486478555.bmp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1790e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fba0"/>
    </style:style>
    <style:style style:name="MT2" style:family="text">
      <style:text-properties officeooo:rsid="001e0f9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<text:span text:style-name="MT1">Fixed</text:span> Steps - <text:span text:style-name="MT2">Testin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19:34:54.939000000</meta:creation-date>
    <dc:date>2016-04-19T15:43:21.174000000</dc:date>
    <dc:creator>Wolfgang Knabbe</dc:creator>
    <meta:editing-duration>PT36M57S</meta:editing-duration>
    <meta:editing-cycles>8</meta:editing-cycles>
    <meta:generator>LibreOffice/4.4.7.2$Windows_x86 LibreOffice_project/f3153a8b245191196a4b6b9abd1d0da16eead600</meta:generator>
    <meta:document-statistic meta:table-count="0" meta:image-count="6" meta:object-count="0" meta:page-count="6" meta:paragraph-count="8" meta:word-count="16" meta:character-count="103" meta:non-whitespace-character-count="93"/>
  </office:meta>
</office:document-meta>
</file>